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78000000784184E3C0.png"/>
  <manifest:file-entry manifest:media-type="image/jpeg" manifest:full-path="Pictures/10000000000005000000024573763E93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family="'Bleeding Cowboys'" style:font-pitch="variable" fo:font-size="60pt" style:font-size-asian="60pt" style:font-size-complex="60pt"/>
    </style:style>
    <style:style style:name="T1" style:family="text">
      <style:text-properties fo:font-family="'Bleeding Cowboys'" style:font-pitch="variable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622cm" svg:x="0cm" svg:y="0.011cm">
          <draw:image xlink:href="Pictures/10000000000005000000024573763E93.jpg" xlink:type="simple" xlink:show="embed" xlink:actuate="onLoad">
            <text:p/>
          </draw:image>
        </draw:frame>
        <draw:frame draw:style-name="gr2" draw:text-style-name="P3" draw:layer="layout" svg:width="5.768cm" svg:height="2.618cm" svg:x="13.219cm" svg:y="6.111cm">
          <draw:text-box>
            <text:p text:style-name="P2"><text:span text:style-name="T1">Rock!</text:span></text:p>
          </draw:text-box>
        </draw:frame>
        <draw:frame draw:style-name="gr2" draw:text-style-name="P3" draw:layer="layout" svg:width="4.333cm" svg:height="2.618cm" svg:x="0.067cm" svg:y="-0.197cm">
          <draw:text-box>
            <text:p text:style-name="P2"><text:span text:style-name="T1">You</text:span></text:p>
          </draw:text-box>
        </draw:frame>
        <draw:frame draw:style-name="gr1" draw:text-style-name="P1" draw:layer="layout" svg:width="4.05cm" svg:height="4.05cm" svg:x="5.55cm" svg:y="0.75cm">
          <draw:image xlink:href="Pictures/1000020100000078000000784184E3C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8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10-17T12:11:17</dc:date>
    <dc:creator>Quentin Le Guennec</dc:creator>
    <meta:generator>OpenOffice/4.1.2$Unix OpenOffice.org_project/412m3$Build-9782</meta:generator>
    <meta:editing-duration>PT12M45S</meta:editing-duration>
    <meta:editing-cycles>1</meta:editing-cycles>
    <meta:document-statistic meta:object-count="4"/>
  </office:meta>
</office:document-meta>
</file>